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kkitt" svg:font-family="Rokkitt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6.6889in" table:align="left" style:writing-mode="lr-tb"/>
    </style:style>
    <style:style style:name="Таблица2.A" style:family="table-column">
      <style:table-column-properties style:column-width="3.0472in"/>
    </style:style>
    <style:style style:name="Таблица2.B" style:family="table-column">
      <style:table-column-properties style:column-width="3.6417in"/>
    </style:style>
    <style:style style:name="Таблица2.A1" style:family="table-cell">
      <style:table-cell-properties fo:padding="0in" fo:border="none"/>
    </style:style>
    <style:style style:name="STUDENTS" style:family="table">
      <style:table-properties style:width="6.6889in" table:align="left"/>
    </style:style>
    <style:style style:name="STUDENTS.A" style:family="table-column">
      <style:table-column-properties style:column-width="0.3188in"/>
    </style:style>
    <style:style style:name="STUDENTS.B" style:family="table-column">
      <style:table-column-properties style:column-width="2.7285in"/>
    </style:style>
    <style:style style:name="STUDENTS.C" style:family="table-column">
      <style:table-column-properties style:column-width="0.9299in"/>
    </style:style>
    <style:style style:name="STUDENTS.D" style:family="table-column">
      <style:table-column-properties style:column-width="0.9903in"/>
    </style:style>
    <style:style style:name="STUDENTS.E" style:family="table-column">
      <style:table-column-properties style:column-width="0.8694in"/>
    </style:style>
    <style:style style:name="STUDENTS.F" style:family="table-column">
      <style:table-column-properties style:column-width="0.8521in"/>
    </style:style>
    <style:style style:name="STUDENTS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STUDENTS.F1" style:family="table-cell">
      <style:table-cell-properties style:vertical-align="middle" fo:padding="0.0382in" fo:border="0.05pt solid #000000"/>
    </style:style>
    <style:style style:name="STUDENTS.A2" style:family="table-cell">
      <style:table-cell-properties fo:padding="0.0382in" fo:border-left="0.05pt solid #000000" fo:border-right="none" fo:border-top="none" fo:border-bottom="0.05pt solid #000000"/>
    </style:style>
    <style:style style:name="STUDENTS.B2" style:family="table-cell">
      <style:table-cell-properties fo:padding="0.0382in" fo:border-left="0.05pt solid #000000" fo:border-right="none" fo:border-top="none" fo:border-bottom="0.05pt solid #000000"/>
    </style:style>
    <style:style style:name="STUDENTS.C2" style:family="table-cell">
      <style:table-cell-properties fo:padding="0.0382in" fo:border-left="0.05pt solid #000000" fo:border-right="none" fo:border-top="none" fo:border-bottom="0.05pt solid #000000"/>
    </style:style>
    <style:style style:name="STUDENTS.D2" style:family="table-cell">
      <style:table-cell-properties fo:padding="0.0382in" fo:border-left="0.05pt solid #000000" fo:border-right="none" fo:border-top="none" fo:border-bottom="0.05pt solid #000000"/>
    </style:style>
    <style:style style:name="STUDENTS.E2" style:family="table-cell">
      <style:table-cell-properties fo:padding="0.0382in" fo:border-left="0.05pt solid #000000" fo:border-right="none" fo:border-top="none" fo:border-bottom="0.05pt solid #000000"/>
    </style:style>
    <style:style style:name="STUDENTS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bold" style:text-blinking="false" fo:background-color="transparent" style:font-size-asian="13pt" style:font-size-complex="13pt"/>
    </style:style>
    <style:style style:name="P3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bold" style:text-blinking="false" fo:background-color="transparent" style:font-size-asian="13pt" style:font-size-complex="13pt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Times New Roman1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fo:background-color="transparen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fo:background-color="transparen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size="12pt" fo:font-weight="normal" style:font-size-asian="12pt" style:font-size-complex="12pt"/>
    </style:style>
    <style:style style:name="P12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style:font-name="Times New Roman" fo:font-size="12pt" fo:font-weight="normal" style:font-size-asian="12pt" style:font-size-complex="12pt"/>
    </style:style>
    <style:style style:name="P13" style:family="paragraph" style:parent-style-name="Text_20_body">
      <style:paragraph-properties fo:margin-top="0.0398in" fo:margin-bottom="0.0429in" loext:contextual-spacing="false" fo:text-align="center" style:justify-single-word="false"/>
      <style:text-properties officeooo:paragraph-rsid="00191a2f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Rokkit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style:font-name="Times New Roman1" fo:font-size="11.25pt" fo:font-style="normal" style:text-underline-style="none" fo:font-weight="bold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6">Автономная некоммерческая организация дополнительного профессионального образования «Институт косметологии, эстетической медицины и визажного искусства – Дом Русской Косметики»</text:span></text:p>
      <text:p text:style-name="P13"><text:span text:style-name="T8">[FACULTY_NAME]</text:span> </text:p>
      <text:p text:style-name="P1"/>
      <text:p text:style-name="P2">Экзамен по дисциплине ВЫПУСКНАЯ РАБОТА</text:p>
      <text:p text:style-name="Text_20_body"/>
      <text:p text:style-name="P3">Группа <text:s/><text:span text:style-name="T9">[GROUP_NAME]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<text:span text:style-name="T6">Дата проведения: </text:span><text:span text:style-name="T7">[DATE]</text:span></text:p>
          </table:table-cell>
          <table:table-cell table:style-name="Таблица2.A1" office:value-type="string">
            <text:p text:style-name="P5"><text:span text:style-name="T6">Преподаватель </text:span><text:span text:style-name="T7">[TEACHER_FIO]</text:span></text:p>
          </table:table-cell>
        </table:table-row>
      </table:table>
      <text:p text:style-name="P4"/>
      <table:table table:name="STUDENTS" table:style-name="STUDENTS">
        <table:table-column table:style-name="STUDENTS.A"/>
        <table:table-column table:style-name="STUDENTS.B"/>
        <table:table-column table:style-name="STUDENTS.C"/>
        <table:table-column table:style-name="STUDENTS.D"/>
        <table:table-column table:style-name="STUDENTS.E"/>
        <table:table-column table:style-name="STUDENTS.F"/>
        <table:table-header-rows>
          <table:table-row>
            <table:table-cell table:style-name="STUDENTS.A1" office:value-type="string">
              <text:p text:style-name="P7">№</text:p>
            </table:table-cell>
            <table:table-cell table:style-name="STUDENTS.A1" office:value-type="string">
              <text:p text:style-name="P6">Фамилия, имя, отчество студента</text:p>
            </table:table-cell>
            <table:table-cell table:style-name="STUDENTS.A1" office:value-type="string">
              <text:p text:style-name="P6">Отчет по <text:s/>практике </text:p>
              <text:p text:style-name="P10">(100 баллов)</text:p>
            </table:table-cell>
            <table:table-cell table:style-name="STUDENTS.A1" office:value-type="string">
              <text:p text:style-name="P6">Дипломная работа </text:p>
              <text:p text:style-name="P10">(100 баллов)</text:p>
            </table:table-cell>
            <table:table-cell table:style-name="STUDENTS.A1" office:value-type="string">
              <text:p text:style-name="P6">Защита</text:p>
              <text:p text:style-name="P10">(100 баллов)</text:p>
            </table:table-cell>
            <table:table-cell table:style-name="STUDENTS.F1" office:value-type="string">
              <text:p text:style-name="P6">Итого</text:p>
              <text:p text:style-name="P10">(100 баллов)</text:p>
            </table:table-cell>
          </table:table-row>
        </table:table-header-rows>
        <table:table-row>
          <table:table-cell table:style-name="STUDENTS.A2" office:value-type="string">
            <text:p text:style-name="P9">[INDEX]</text:p>
          </table:table-cell>
          <table:table-cell table:style-name="STUDENTS.B2" office:value-type="string">
            <text:p text:style-name="P8">[STUDENT_FIO]</text:p>
          </table:table-cell>
          <table:table-cell table:style-name="STUDENTS.C2" office:value-type="string">
            <text:p text:style-name="P9">[CONTENT]</text:p>
          </table:table-cell>
          <table:table-cell table:style-name="STUDENTS.D2" office:value-type="string">
            <text:p text:style-name="P9">[TYPOGRAPHY]</text:p>
          </table:table-cell>
          <table:table-cell table:style-name="STUDENTS.E2" office:value-type="string">
            <text:p text:style-name="P9">[PROTECTION]</text:p>
          </table:table-cell>
          <table:table-cell table:style-name="STUDENTS.F2" office:value-type="string">
            <text:p text:style-name="P9">[TOTAL]</text:p>
          </table:table-cell>
        </table:table-row>
      </table:table>
      <text:p text:style-name="Text_20_body"/>
      <text:p text:style-name="Standard"><text:bookmark text:name="docs-internal-guid-f909510e-813a-6922-6b2a-b8f9dc109cd5"/><text:span text:style-name="T1">Экзаменатор: </text:span><text:span text:style-name="T4"><text:s text:c="48"/></text:span><text:span text:style-name="T1">_______________________________</text:span>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kkitt" svg:font-family="Rokkitt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16-05-05T18:00:54.19</meta:creation-date>
    <dc:date>2018-07-26T14:07:34.806528464</dc:date>
    <meta:editing-duration>PT1H21M29S</meta:editing-duration>
    <meta:editing-cycles>8</meta:editing-cycles>
    <meta:generator>LibreOffice/6.0.3.2$Linux_X86_64 LibreOffice_project/00m0$Build-2</meta:generator>
    <meta:document-statistic meta:table-count="2" meta:image-count="0" meta:object-count="0" meta:page-count="1" meta:paragraph-count="23" meta:word-count="57" meta:character-count="579" meta:non-whitespace-character-count="490"/>
  </office:meta>
</office:document-meta>
</file>